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 style:master-page-name="First_20_Page">
      <style:table-properties style:width="18.401cm" style:page-number="auto" table:align="margins"/>
    </style:style>
    <style:style style:name="Table3.A" style:family="table-column">
      <style:table-column-properties style:column-width="18.401cm" style:rel-column-width="65535*"/>
    </style:style>
    <style:style style:name="Table3.1" style:family="table-row">
      <style:table-row-properties style:min-row-height="3.658cm"/>
    </style:style>
    <style:style style:name="Table3.A1" style:family="table-cell">
      <style:table-cell-properties fo:padding="0.097cm" fo:border="none"/>
    </style:style>
    <style:style style:name="Table1" style:family="table">
      <style:table-properties style:width="18.401cm" table:align="margins"/>
    </style:style>
    <style:style style:name="Table1.A" style:family="table-column">
      <style:table-column-properties style:column-width="6.001cm" style:rel-column-width="21371*"/>
    </style:style>
    <style:style style:name="Table1.B" style:family="table-column">
      <style:table-column-properties style:column-width="7.001cm" style:rel-column-width="24933*"/>
    </style:style>
    <style:style style:name="Table1.C" style:family="table-column">
      <style:table-column-properties style:column-width="2.499cm" style:rel-column-width="8901*"/>
    </style:style>
    <style:style style:name="Table1.D" style:family="table-column">
      <style:table-column-properties style:column-width="2.9cm" style:rel-column-width="10330*"/>
    </style:style>
    <style:style style:name="Table1.A1" style:family="table-cell">
      <style:table-cell-properties fo:background-color="transparent" fo:padding="0.097cm" fo:border-left="0.05pt solid #e6e6e6" fo:border-right="none" fo:border-top="0.05pt solid #e6e6e6" fo:border-bottom="0.05pt solid #e6e6e6">
        <style:background-image/>
      </style:table-cell-properties>
    </style:style>
    <style:style style:name="Table1.D1" style:family="table-cell">
      <style:table-cell-properties fo:background-color="transparent" fo:padding="0.097cm" fo:border="0.05pt solid #e6e6e6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e6e6e6" fo:border-right="none" fo:border-top="none" fo:border-bottom="0.05pt solid #e6e6e6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e6e6e6" fo:border-right="0.05pt solid #e6e6e6" fo:border-top="none" fo:border-bottom="0.05pt solid #e6e6e6">
        <style:background-image/>
      </style:table-cell-properties>
    </style:style>
    <style:style style:name="Table2" style:family="table">
      <style:table-properties style:width="18.401cm" fo:margin-top="0cm" fo:margin-bottom="0cm" table:align="margins"/>
    </style:style>
    <style:style style:name="Table2.A" style:family="table-column">
      <style:table-column-properties style:column-width="4.001cm" style:rel-column-width="14247*"/>
    </style:style>
    <style:style style:name="Table2.B" style:family="table-column">
      <style:table-column-properties style:column-width="9.999cm" style:rel-column-width="35613*"/>
    </style:style>
    <style:style style:name="Table2.C" style:family="table-column">
      <style:table-column-properties style:column-width="2.499cm" style:rel-column-width="8901*"/>
    </style:style>
    <style:style style:name="Table2.D" style:family="table-column">
      <style:table-column-properties style:column-width="1.901cm" style:rel-column-width="6774*"/>
    </style:style>
    <style:style style:name="Table2.1" style:family="table-row">
      <style:table-row-properties style:min-row-height="0.011cm"/>
    </style:style>
    <style:style style:name="Table2.A1" style:family="table-cell">
      <style:table-cell-properties fo:padding="0.101cm" fo:border-left="none" fo:border-right="none" fo:border-top="none" fo:border-bottom="0.05pt solid #000000"/>
    </style:style>
    <style:style style:name="Table2.A2" style:family="table-cell">
      <style:table-cell-properties fo:padding="0.101cm" fo:border="none"/>
    </style:style>
    <style:style style:name="Table2.A5" style:family="table-cell">
      <style:table-cell-properties fo:padding="0.101cm" fo:border-left="none" fo:border-right="none" fo:border-top="none" fo:border-bottom="0.05pt solid #b3b3b3"/>
    </style:style>
    <style:style style:name="P1" style:family="paragraph" style:parent-style-name="terp_5f_header">
      <style:text-properties style:use-window-font-color="true" style:font-name="DejaVu Sans" fo:font-size="10pt" style:font-size-asian="10pt" style:font-size-complex="10pt"/>
    </style:style>
    <style:style style:name="P2" style:family="paragraph" style:parent-style-name="terp_5f_header">
      <style:text-properties style:use-window-font-color="true" style:font-name="DejaVu Sans"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DejaVu Sans" fo:font-size="9pt" style:font-name-asian="AR PL ShanHeiSun Uni" style:font-size-asian="9pt" style:font-name-complex="Tahoma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font-name="DejaVu Sans" fo:font-size="8.5pt" style:font-name-asian="AR PL ShanHeiSun Uni" style:font-size-asian="8.5pt" style:font-name-complex="Tahoma" style:font-size-complex="8.5pt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DejaVu Sans" fo:font-size="8.5pt" officeooo:rsid="00141d96" officeooo:paragraph-rsid="003744f6" style:font-name-asian="AR PL ShanHeiSun Uni" style:font-size-asian="8.5pt" style:font-name-complex="Tahoma" style:font-size-complex="8.5pt"/>
    </style:style>
    <style:style style:name="P6" style:family="paragraph" style:parent-style-name="Table_20_Contents">
      <style:paragraph-properties fo:text-align="end" style:justify-single-word="false"/>
      <style:text-properties style:use-window-font-color="true" style:font-name="DejaVu Sans" fo:font-size="8.5pt" style:font-name-asian="AR PL ShanHeiSun Uni" style:font-size-asian="8.5pt" style:font-name-complex="Tahoma" style:font-size-complex="8.5pt"/>
    </style:style>
    <style:style style:name="P7" style:family="paragraph" style:parent-style-name="Table_20_Contents">
      <style:paragraph-properties fo:text-align="end" style:justify-single-word="false"/>
      <style:text-properties style:use-window-font-color="true" style:font-name="DejaVu Sans" fo:font-size="8.5pt" officeooo:paragraph-rsid="003c11fc" style:font-name-asian="AR PL ShanHeiSun Uni" style:font-size-asian="8.5pt" style:font-name-complex="Tahoma" style:font-size-complex="8.5pt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style:font-name="DejaVu Sans" fo:font-size="8.5pt" style:font-name-asian="AR PL ShanHeiSun Uni" style:font-size-asian="8.5pt" style:font-name-complex="Tahoma" style:font-size-complex="8.5pt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9pt" fo:font-weight="bold" officeooo:rsid="00586cf3" style:font-name-asian="AR PL ShanHeiSun Uni" style:font-size-asian="9pt" style:font-weight-asian="bold" style:font-name-complex="Tahoma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DejaVu Sans" fo:font-size="9pt" fo:font-weight="bold" officeooo:rsid="00586cf3" style:font-name-asian="AR PL ShanHeiSun Uni" style:font-size-asian="9pt" style:font-weight-asian="bold" style:font-name-complex="Tahoma" style:font-size-complex="9pt" style:font-weight-complex="bold"/>
    </style:style>
    <style:style style:name="P11" style:family="paragraph" style:parent-style-name="terp_5f_tblheader_5f_General_5f_Centre">
      <style:text-properties style:use-window-font-color="true" style:font-name="DejaVu Sans" fo:font-size="9pt" style:font-size-asian="9pt" style:font-size-complex="9pt"/>
    </style:style>
    <style:style style:name="P12" style:family="paragraph" style:parent-style-name="terp_5f_tblheader_5f_General_5f_Centre">
      <style:text-properties style:use-window-font-color="true" style:font-name="DejaVu Sans" fo:font-size="9pt" officeooo:rsid="003a5bd4" style:font-size-asian="9pt" style:font-size-complex="9pt"/>
    </style:style>
    <style:style style:name="P13" style:family="paragraph" style:parent-style-name="terp_5f_default_5f_8">
      <style:text-properties style:use-window-font-color="true" style:font-name="DejaVu Sans" fo:font-size="10pt" style:font-size-asian="10pt" style:font-size-complex="10pt"/>
    </style:style>
    <style:style style:name="P14" style:family="paragraph" style:parent-style-name="terp_5f_default_5f_8">
      <style:text-properties style:use-window-font-color="true" style:font-name="DejaVu Sans" fo:font-size="10pt" officeooo:paragraph-rsid="000ab99a" style:font-name-asian="AR PL ShanHeiSun Uni" style:font-size-asian="10pt" style:font-name-complex="Tahoma" style:font-size-complex="10pt"/>
    </style:style>
    <style:style style:name="P15" style:family="paragraph" style:parent-style-name="terp_5f_default_5f_8">
      <style:text-properties style:use-window-font-color="true" style:font-name="DejaVu Sans" fo:font-size="11pt" style:font-size-asian="11pt" style:font-size-complex="11pt"/>
    </style:style>
    <style:style style:name="P16" style:family="paragraph" style:parent-style-name="terp_5f_default_5f_9">
      <style:text-properties style:use-window-font-color="true" style:font-name="DejaVu Sans" fo:font-size="9pt" style:font-size-asian="9pt" style:font-size-complex="9pt"/>
    </style:style>
    <style:style style:name="P17" style:family="paragraph" style:parent-style-name="terp_5f_default_5f_9">
      <style:text-properties style:use-window-font-color="true" style:font-name="DejaVu Sans" fo:font-size="10pt" officeooo:rsid="0050beda" officeooo:paragraph-rsid="0053047f" style:font-size-asian="10pt" style:font-size-complex="10pt"/>
    </style:style>
    <style:style style:name="P18" style:family="paragraph" style:parent-style-name="terp_5f_default_5f_Bold_5f_9">
      <style:paragraph-properties fo:margin-left="-0.074cm" fo:margin-right="0.039cm" fo:text-align="center" style:justify-single-word="false" fo:text-indent="0cm" style:auto-text-indent="false"/>
      <style:text-properties style:use-window-font-color="true" style:font-name="DejaVu Sans" fo:font-size="8.5pt" style:font-name-asian="AR PL ShanHeiSun Uni" style:font-size-asian="8.5pt" style:font-name-complex="Tahoma" style:font-size-complex="8.5pt"/>
    </style:style>
    <style:style style:name="P19" style:family="paragraph" style:parent-style-name="terp_5f_default_5f_Bold_5f_9">
      <style:paragraph-properties fo:text-align="start" style:justify-single-word="false"/>
      <style:text-properties style:use-window-font-color="true" style:font-name="DejaVu Sans" fo:font-size="8.5pt" style:font-name-asian="AR PL ShanHeiSun Uni" style:font-size-asian="8.5pt" style:font-name-complex="Tahoma" style:font-size-complex="8.5pt"/>
    </style:style>
    <style:style style:name="P20" style:family="paragraph" style:parent-style-name="terp_5f_default_5f_8" style:master-page-name="First_20_Page">
      <style:paragraph-properties style:page-number="auto"/>
      <style:text-properties style:use-window-font-color="true" style:font-name="DejaVu Sans" officeooo:paragraph-rsid="001453fa"/>
    </style:style>
    <style:style style:name="P21" style:family="paragraph" style:parent-style-name="terp_5f_default_5f_8" style:master-page-name="First_20_Page">
      <style:paragraph-properties style:page-number="auto"/>
      <style:text-properties style:use-window-font-color="true" style:font-name="DejaVu Sans" officeooo:paragraph-rsid="0042a708"/>
    </style:style>
    <style:style style:name="P22" style:family="paragraph" style:parent-style-name="terp_5f_default_5f_8">
      <style:text-properties style:use-window-font-color="true" style:font-name="DejaVu Sans" fo:font-size="10pt" officeooo:paragraph-rsid="0045c8a6" style:font-size-asian="10pt" style:font-size-complex="10pt"/>
    </style:style>
    <style:style style:name="P23" style:family="paragraph" style:parent-style-name="terp_5f_default_5f_8">
      <style:text-properties style:use-window-font-color="true" style:font-name="DejaVu Sans" fo:font-size="10pt" officeooo:paragraph-rsid="000ab99a" style:font-name-asian="AR PL ShanHeiSun Uni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ejaVu Sans" fo:font-size="9pt" fo:font-weight="bold" officeooo:rsid="005c34cd" officeooo:paragraph-rsid="005c34cd" style:font-name-asian="AR PL ShanHeiSun Uni" style:font-size-asian="9pt" style:font-weight-asian="bold" style:font-name-complex="Tahoma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DejaVu Sans" fo:font-size="8.5pt" style:font-name-asian="AR PL ShanHeiSun Uni" style:font-size-asian="8.5pt" style:font-name-complex="Tahoma" style:font-size-complex="8.5pt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DejaVu Sans" fo:font-size="8.5pt" officeooo:paragraph-rsid="005fbbb8" style:font-name-asian="AR PL ShanHeiSun Uni" style:font-size-asian="8.5pt" style:font-name-complex="Tahoma" style:font-size-complex="8.5pt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style:font-name="DejaVu Sans" fo:font-size="8.5pt" style:font-name-asian="AR PL ShanHeiSun Uni" style:font-size-asian="8.5pt" style:font-name-complex="Tahoma" style:font-size-complex="8.5pt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DejaVu Sans" fo:font-size="8.5pt" officeooo:paragraph-rsid="003c2142" style:font-name-asian="AR PL ShanHeiSun Uni" style:font-size-asian="8.5pt" style:font-name-complex="Tahoma" style:font-size-complex="8.5pt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DejaVu Sans" fo:font-size="8.5pt" officeooo:rsid="00141d96" officeooo:paragraph-rsid="005fbbb8" style:font-name-asian="AR PL ShanHeiSun Uni" style:font-size-asian="8.5pt" style:font-name-complex="Tahoma" style:font-size-complex="8.5pt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DejaVu Sans" fo:font-size="8.5pt" officeooo:rsid="0040a7af" officeooo:paragraph-rsid="005fbbb8" style:font-name-asian="AR PL ShanHeiSun Uni" style:font-size-asian="8.5pt" style:font-name-complex="Tahoma" style:font-size-complex="8.5pt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style:font-name="DejaVu Sans" fo:font-size="8.5pt" officeooo:paragraph-rsid="005fbbb8" style:font-name-asian="AR PL ShanHeiSun Uni" style:font-size-asian="8.5pt" style:font-name-complex="Tahoma" style:font-size-complex="8.5pt"/>
    </style:style>
    <style:style style:name="T1" style:family="text">
      <style:text-properties style:font-name-asian="AR PL ShanHeiSun Uni" style:font-name-complex="Tahoma"/>
    </style:style>
    <style:style style:name="T2" style:family="text">
      <style:text-properties officeooo:rsid="00110654" style:font-name-asian="AR PL ShanHeiSun Uni" style:font-name-complex="Tahoma"/>
    </style:style>
    <style:style style:name="T3" style:family="text">
      <style:text-properties officeooo:rsid="00110654"/>
    </style:style>
    <style:style style:name="T4" style:family="text">
      <style:text-properties officeooo:rsid="001138a4"/>
    </style:style>
    <style:style style:name="T5" style:family="text">
      <style:text-properties officeooo:rsid="003c11fc"/>
    </style:style>
    <style:style style:name="T6" style:family="text">
      <style:text-properties officeooo:rsid="0040a7af"/>
    </style:style>
    <style:style style:name="T7" style:family="text">
      <style:text-properties officeooo:rsid="00141d96"/>
    </style:style>
    <style:style style:name="T8" style:family="text">
      <style:text-properties officeooo:rsid="005fbb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<text:placeholder text:placeholder-type="text">&lt;setLang(o.partner_id.lang)&gt;</text:placeholder><text:text-input text:description="&lt;if test=&quot;o.partner_id.company_ext&quot;&gt;">if test=company_ext</text:text-input><text:span text:style-name="T3"><text:text-input text:description="&lt;o.partner_id.company_ext&gt;">o.partner_id.company_ext</text:text-input></text:span><text:line-break/><text:text-input text:description="&lt;/if&gt;">/if</text:text-input><text:text-input text:description="&lt;if test=&quot;o.partner_id.department_company_ext&quot;&gt;">if test="department_company_ext"</text:text-input><text:span text:style-name="T3"><text:text-input text:description="&lt;o.partner_id.department_company_ext&gt;">o.partner_id.department_company_ext</text:text-input></text:span><text:line-break/><text:text-input text:description="&lt;/if&gt;">/if</text:text-input><text:text-input text:description="&lt;if test=&quot;o.partner_id.title or o.partner_id.prename or o.partner_id.name&quot;&gt;">if test="title.name or prename or name"</text:text-input><text:span text:style-name="T3"><text:text-input text:description="&lt;o.partner_id.title.name&gt;">o.partner_id.title.name</text:text-input></text:span> <text:span text:style-name="T3"><text:text-input text:description="&lt;o.partner_id.prename&gt;">o.partner_id.prename</text:text-input></text:span> <text:span text:style-name="T3"><text:text-input text:description="&lt;o.partner_id.name&gt;">o.partner_id.name</text:text-input></text:span><text:line-break/><text:text-input text:description="&lt;/if&gt;">/if</text:text-input><text:text-input text:description="&lt;if test=&quot;o.partner_id.street&quot;&gt;">if test="street</text:text-input><text:span text:style-name="T3"><text:text-input text:description="&lt;o.partner_id.street&gt;">o.partner_id.street</text:text-input></text:span><text:line-break/><text:text-input text:description="&lt;/if&gt;">/if</text:text-input><text:text-input text:description="&lt;if test=&quot;o.partner_id.street2&quot;&gt;">if test="street2"</text:text-input><text:span text:style-name="T3"><text:text-input text:description="&lt;o.partner_id.street2&gt;">o.partner_id.street2</text:text-input></text:span><text:line-break/><text:text-input text:description="&lt;/if&gt;">/if</text:text-input><text:text-input text:description="&lt;if test=&quot;o.partner_id.zip or o.partner_id.city&quot;&gt;">if test="zip or city"</text:text-input><text:span text:style-name="T2"><text:text-input text:description="&lt;o.partner_id.zip&gt;">o.partner_id.zip</text:text-input></text:span><text:span text:style-name="T1"> </text:span><text:span text:style-name="T2"><text:text-input text:description="&lt;o.partner_id.city&gt;">&lt;o.partner_id.city&gt;</text:text-input></text:span><text:span text:style-name="T1"><text:line-break/></text:span><text:span text:style-name="T1"><text:text-input text:description="&lt;/if&gt;">/if</text:text-input></text:span></text:p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15"/>
      <text:p text:style-name="P2"><text:text-input text:description="&lt;_(&quot;Packing List:&quot;)&gt;">Packing List:</text:text-input> <text:text-input text:description="&lt;o.name&gt;">picking.name</text:text-input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<text:text-input text:description="&lt;_(&quot;Customer Reference&quot;)&gt;">&lt;_("Customer Reference")&gt;</text:text-input></text:p>
          </table:table-cell>
          <table:table-cell table:style-name="Table1.A1" office:value-type="string">
            <text:p text:style-name="P11"><text:text-input text:description="&lt;_(&quot;Recipient&quot;)&gt;">Recipient</text:text-input></text:p>
          </table:table-cell>
          <table:table-cell table:style-name="Table1.A1" office:value-type="string">
            <text:p text:style-name="P11"><text:text-input text:description="&lt;_(&quot;Date Done&quot;)&gt;">Date Done</text:text-input></text:p>
          </table:table-cell>
          <table:table-cell table:style-name="Table1.D1" office:value-type="string">
            <text:p text:style-name="P11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3"><text:text-input text:description="&lt;o.client_order_ref&gt;">picking.client_order_ref</text:text-input></text:p>
          </table:table-cell>
          <table:table-cell table:style-name="Table1.A2" office:value-type="string">
            <text:p text:style-name="P3"><text:s/><text:span text:style-name="T4"><text:text-input text:description="&lt;if test=&quot;o.partner_id.title&quot;&gt;">&lt;if test="o.partner_id.title"&gt;</text:text-input></text:span><text:span text:style-name="T4"><text:text-input text:description="&lt;o.partner_id.title.name&gt;">o.partner_id.title.name</text:text-input></text:span><text:text-input text:description="&lt;/if&gt;">&lt;/if&gt;</text:text-input> <text:span text:style-name="T4"><text:text-input text:description="&lt;o.partner_id.name&gt;">o.partner_id.name</text:text-input></text:span></text:p>
          </table:table-cell>
          <table:table-cell table:style-name="Table1.A2" office:value-type="string">
            <text:p text:style-name="P3"><text:text-input text:description="&lt;if test=&quot;o.date_done&quot;&gt;">&lt;if test="picking.date"&gt;</text:text-input><text:text-input text:description="&lt;formatLang(o.date_done,date=True)&gt;">&lt;picking.date_done&gt;</text:text-input><text:text-input text:description="&lt;/if&gt;">&lt;/if&gt;</text:text-input></text:p>
          </table:table-cell>
          <table:table-cell table:style-name="Table1.D2" office:value-type="string">
            <text:p text:style-name="P3"><text:text-input text:description="&lt;o.write_uid.name or o.create_uid.name&gt;">picking.write_uid.name or picking.create_uid.name&gt;</text:text-input></text:p>
          </table:table-cell>
        </table:table-row>
      </table:table>
      <text:p text:style-name="P1"/>
      <text:p text:style-name="P1"/>
      <text:p text:style-name="P16"><text:text-input text:description="&lt;if test=&quot;o.notice&quot;&gt;">&lt;if test="o.notice"&gt;</text:text-input><text:text-input text:description="&lt;o.notice&gt;">&lt;o.notice&gt;</text:text-input> <text:text-input text:description="&lt;/if&gt;">&lt;/if&gt;</text:text-input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<text:text-input text:description="&lt;_(&quot;Manufacturer&quot;)&gt;">Macufacturer</text:text-input></text:p>
          </table:table-cell>
          <table:table-cell table:style-name="Table2.A1" office:value-type="string">
            <text:p text:style-name="P9"><text:text-input text:description="&lt;_(&quot;Description&quot;)&gt;">Description</text:text-input></text:p>
          </table:table-cell>
          <table:table-cell table:style-name="Table2.A1" office:value-type="string">
            <text:p text:style-name="P10"><text:text-input text:description="&lt;_(&quot;Lot&quot;)&gt;">Lot</text:text-input></text:p>
          </table:table-cell>
          <table:table-cell table:style-name="Table2.A1" office:value-type="string">
            <text:p text:style-name="P24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4"><text:text-input text:description="&lt;for each=&quot;move_line in o.move_lines&quot;&gt;">&lt;for each="move_line in picking.move_lines"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<text:text-input text:description="&lt;if test=&quot;move_line.state == 'confirmed' or move_line.state=='done' or move_line.state=='assigned'&quot;&gt;">&lt;if test="move_line.state == 'confirmed' or move_line.state=='done' or move_line.state=='assigned')"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9"><text:text-input text:description="&lt;for each=&quot;quant in move_line.reserved_quant_ids&quot;&gt;">&lt;for each="quant in move_line.reserved_quant_ids"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5" office:value-type="string">
            <text:p text:style-name="P4"><text:text-input text:description="&lt;move_line.product_id.seller_id.name&gt;">move_line.product_id.seller_id.name</text:text-input></text:p>
          </table:table-cell>
          <table:table-cell table:style-name="Table2.A5" office:value-type="string">
            <text:p text:style-name="P4">[ <text:text-input text:description="&lt;move_line.product_id.default_code&gt;">move_line.product_id.default_code</text:text-input> ] <text:s/><text:text-input text:description="&lt;move_line.product_id.name&gt;">move_line.product_id.name</text:text-input></text:p>
          </table:table-cell>
          <table:table-cell table:style-name="Table2.A5" office:value-type="string">
            <text:p text:style-name="P5"/>
            <text:p text:style-name="P28"><text:span text:style-name="T7"><text:text-input text:description="&lt;quant.lot_id.display_name&gt;">quant.lot_id.name</text:text-input></text:span><text:span text:style-name="T7"> <text:s/></text:span></text:p>
          </table:table-cell>
          <table:table-cell table:style-name="Table2.A5" office:value-type="string">
            <text:p text:style-name="P7"><text:text-input text:description="&lt;formatLang(quant.qty, digits=0)&gt;">formatLang(move_line.product_qty, digits=0)</text:text-input> <text:text-input text:description="&lt;move_line.product_uom.name&gt;">move_line.product_uom.name</text:text-input></text:p>
          </table:table-cell>
        </table:table-row>
        <table:table-row>
          <table:table-cell table:style-name="Table2.A2" office:value-type="string">
            <text:p text:style-name="P26"><text:text-input text:description="&lt;/for&gt;">&lt;/for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30"><text:text-input text:description="&lt;for each=&quot;quant in move_line.quant_ids&quot;&gt;">&lt;for each="quant in move_line.reserved_quant_ids"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6"><text:text-input text:description="&lt;move_line.product_id.seller_id.name&gt;">move_line.product_id.seller_id.name</text:text-input></text:p>
          </table:table-cell>
          <table:table-cell table:style-name="Table2.A2" office:value-type="string">
            <text:p text:style-name="P26">[ <text:text-input text:description="&lt;move_line.product_id.default_code&gt;">move_line.product_id.default_code</text:text-input> ] <text:s/><text:text-input text:description="&lt;move_line.product_id.name&gt;">move_line.product_id.name</text:text-input></text:p>
          </table:table-cell>
          <table:table-cell table:style-name="Table2.A2" office:value-type="string">
            <text:p text:style-name="P29"><text:text-input text:description="&lt;quant.lot_id.display_name&gt;">quant.lot_id.name</text:text-input></text:p>
          </table:table-cell>
          <table:table-cell table:style-name="Table2.A2" office:value-type="string">
            <text:p text:style-name="P31"><text:text-input text:description="&lt;formatLang(quant.qty, digits=0)&gt;">formatLang(move_line.product_qty, digits=0)</text:text-input> <text:text-input text:description="&lt;move_line.product_uom.name&gt;">move_line.product_uom.name</text:text-input></text:p>
          </table:table-cell>
        </table:table-row>
        <table:table-row>
          <table:table-cell table:style-name="Table2.A2" office:value-type="string">
            <text:p text:style-name="P26"><text:text-input text:description="&lt;/for&gt;">&lt;/for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6"><text:text-input text:description="&lt;/if&gt;">&lt;/if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<text:text-input text:description="&lt;/for&gt;">&lt;/for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4"/>
          </table:table-cell>
        </table:table-row>
        <text:soft-page-break/>
        <table:table-row>
          <table:table-cell table:style-name="Table2.A2" table:number-columns-spanned="4" office:value-type="string">
            <text:p text:style-name="P18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4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5" office:value-type="string">
            <text:p text:style-name="P4"><text:text-input text:description="&lt;move_lines.product_id.seller_id.name&gt;">move_lines.product_id.seller_id.name</text:text-input></text:p>
          </table:table-cell>
          <table:table-cell table:style-name="Table2.A5" office:value-type="string">
            <text:p text:style-name="P4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5" office:value-type="string">
            <text:p text:style-name="P8"><text:text-input text:description="&lt;move_lines.prodlot_id and move_lines.prodlot_id.name_get()[0][1]&gt;">move_lines.prodlot_id and move_lines.prodlot_id.name_get()[0][1]</text:text-input></text:p>
          </table:table-cell>
          <table:table-cell table:style-name="Table2.A5" office:value-type="string">
            <text:p text:style-name="P6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4"><text:text-input text:description="&lt;/for&gt;">&lt;/for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9"><text:text-input text:description="&lt;/if&gt;">&lt;/if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6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fo:font-size="14pt" style:font-name-asian="AR PL ShanHeiSun Uni" style:font-family-asian="'AR PL ShanHeiSun Un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register-true="true"/>
    </style:style>
    <style:style style:name="List" style:family="paragraph" style:parent-style-name="Text_20_body" style:class="list">
      <style:text-properties style:font-name="Times" fo:font-family="Times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Tahoma1" style:font-family-complex="Tahoma"/>
    </style:style>
    <style:style style:name="terp_5f_header" style:display-name="terp_header" style:family="paragraph" style:parent-style-name="Heading" style:class="text">
      <style:paragraph-properties fo:margin-top="0cm" fo:margin-bottom="0cm" style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cm" fo:margin-bottom="0cm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cm" fo:margin-bottom="0cm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0.199cm" fo:margin-bottom="0cm" style:contextual-spacing="false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0.101cm" fo:margin-bottom="0cm" style:contextual-spacing="false" style:page-number="auto" fo:background-color="transparent" style:shadow="none">
        <style:tab-stops/>
        <style:background-image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78cm" style:type="center"/>
          <style:tab-stop style:position="17.958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rp_5f_default_5f_8" style:master-page-name="First_20_Page">
      <style:paragraph-properties style:page-number="auto"/>
      <style:text-properties style:use-window-font-color="true" style:font-name="DejaVu Sans" officeooo:paragraph-rsid="001453fa"/>
    </style:style>
    <style:style style:name="MP2" style:family="paragraph" style:parent-style-name="terp_5f_default_5f_8" style:master-page-name="First_20_Page">
      <style:paragraph-properties style:page-number="auto"/>
      <style:text-properties style:use-window-font-color="true" style:font-name="DejaVu Sans" officeooo:paragraph-rsid="0042a708"/>
    </style:style>
    <style:page-layout style:name="Mpm1">
      <style:page-layout-properties fo:page-width="21.006cm" fo:page-height="29.693cm" style:num-format="1" style:print-orientation="portrait" fo:margin-top="2cm" fo:margin-bottom="2cm" fo:margin-left="1.524cm" fo:margin-right="1.5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1.3cm" fo:margin-right="1.3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>
      <style:header>
        <text:p text:style-name="MP1"><text:s/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Vinay Rana</meta:initial-creator>
    <meta:creation-date>2008-08-26T11:04:38</meta:creation-date>
    <dc:date>2016-09-23T14:17:47.468793309</dc:date>
    <meta:editing-cycles>699</meta:editing-cycles>
    <meta:editing-duration>P2DT20H25M15S</meta:editing-duration>
    <meta:document-statistic meta:table-count="3" meta:image-count="0" meta:object-count="0" meta:page-count="2" meta:paragraph-count="42" meta:word-count="320" meta:character-count="2151" meta:non-whitespace-character-count="2034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